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24b" officeooo:paragraph-rsid="0010f24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f24b" officeooo:paragraph-rsid="0010f24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minar – Pener los siguientes comandos</text:p>
      <text:p text:style-name="P1">sudo apt update</text:p>
      <text:p text:style-name="P1">sudo apt install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6:00:07.586133901</meta:creation-date>
    <dc:date>2021-10-07T16:02:06.221516442</dc:date>
    <meta:editing-duration>PT2M2S</meta:editing-duration>
    <meta:editing-cycles>1</meta:editing-cycles>
    <meta:document-statistic meta:table-count="0" meta:image-count="0" meta:object-count="0" meta:page-count="1" meta:paragraph-count="3" meta:word-count="12" meta:character-count="76" meta:non-whitespace-character-count="66"/>
    <meta:generator>LibreOffice/6.1.5.2$Linux_ARM_EABI LibreOffice_project/10$Build-2</meta:generator>
  </office:meta>
</office:document-meta>
</file>